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u" fo:country="ES" style:text-underline-style="solid" style:text-underline-width="auto" style:text-underline-color="font-color" officeooo:rsid="0007554c" officeooo:paragraph-rsid="0007554c" style:font-size-asian="14pt" style:font-size-complex="16pt"/>
    </style:style>
    <style:style style:name="P2" style:family="paragraph" style:parent-style-name="Standard">
      <style:text-properties fo:language="eu" fo:country="ES" officeooo:rsid="00068a08" officeooo:paragraph-rsid="00068a08"/>
    </style:style>
    <style:style style:name="P3" style:family="paragraph" style:parent-style-name="Standard">
      <style:text-properties fo:language="eu" fo:country="ES" officeooo:rsid="0007554c" officeooo:paragraph-rsid="0007554c"/>
    </style:style>
    <style:style style:name="P4" style:family="paragraph" style:parent-style-name="Standard">
      <style:text-properties fo:language="eu" fo:country="ES"/>
    </style:style>
    <style:style style:name="P5" style:family="paragraph" style:parent-style-name="Standard">
      <style:text-properties fo:language="eu" fo:country="ES" officeooo:rsid="000b7103" officeooo:paragraph-rsid="000b7103"/>
    </style:style>
    <style:style style:name="P6" style:family="paragraph" style:parent-style-name="Standard" style:list-style-name="L1">
      <style:text-properties fo:language="eu" fo:country="ES" officeooo:rsid="0007554c" officeooo:paragraph-rsid="0007554c"/>
    </style:style>
    <style:style style:name="P7" style:family="paragraph" style:parent-style-name="Standard" style:list-style-name="L2">
      <style:text-properties fo:language="eu" fo:country="ES" officeooo:rsid="0007554c" officeooo:paragraph-rsid="0007554c"/>
    </style:style>
    <style:style style:name="P8" style:family="paragraph" style:parent-style-name="Standard" style:list-style-name="L3">
      <style:text-properties fo:language="eu" fo:country="ES" officeooo:rsid="0007554c" officeooo:paragraph-rsid="0007554c"/>
    </style:style>
    <style:style style:name="P9" style:family="paragraph" style:parent-style-name="Standard" style:list-style-name="L4">
      <style:text-properties fo:language="eu" fo:country="ES" officeooo:rsid="0007554c" officeooo:paragraph-rsid="000908d9"/>
    </style:style>
    <style:style style:name="P10" style:family="paragraph" style:parent-style-name="Standard" style:list-style-name="L1">
      <style:text-properties fo:language="eu" fo:country="ES" officeooo:rsid="000f77f3" officeooo:paragraph-rsid="000f77f3"/>
    </style:style>
    <style:style style:name="P11" style:family="paragraph" style:parent-style-name="Standard" style:list-style-name="L2">
      <style:text-properties fo:language="eu" fo:country="ES" officeooo:rsid="000f77f3" officeooo:paragraph-rsid="000f77f3"/>
    </style:style>
    <style:style style:name="P12" style:family="paragraph" style:parent-style-name="Standard" style:list-style-name="L3">
      <style:text-properties fo:language="eu" fo:country="ES" officeooo:rsid="000f77f3" officeooo:paragraph-rsid="000f77f3"/>
    </style:style>
    <style:style style:name="P13" style:family="paragraph" style:parent-style-name="Standard" style:list-style-name="L2">
      <style:text-properties fo:language="eu" fo:country="ES" officeooo:rsid="000dffad" officeooo:paragraph-rsid="000dffad"/>
    </style:style>
    <style:style style:name="P14" style:family="paragraph" style:parent-style-name="Standard" style:list-style-name="L3">
      <style:text-properties fo:language="eu" fo:country="ES" officeooo:rsid="000dffad" officeooo:paragraph-rsid="000dffad"/>
    </style:style>
    <style:style style:name="P15" style:family="paragraph" style:parent-style-name="Standard" style:list-style-name="L2">
      <style:text-properties fo:language="eu" fo:country="ES" officeooo:rsid="000908d9" officeooo:paragraph-rsid="000908d9"/>
    </style:style>
    <style:style style:name="P16" style:family="paragraph" style:parent-style-name="Standard" style:list-style-name="L3">
      <style:text-properties fo:language="eu" fo:country="ES" officeooo:rsid="000908d9" officeooo:paragraph-rsid="000908d9"/>
    </style:style>
    <style:style style:name="P17" style:family="paragraph" style:parent-style-name="Standard" style:list-style-name="L4">
      <style:text-properties fo:language="eu" fo:country="ES" officeooo:rsid="000908d9" officeooo:paragraph-rsid="000908d9"/>
    </style:style>
    <style:style style:name="P18" style:family="paragraph" style:parent-style-name="Standard" style:list-style-name="L2">
      <style:text-properties fo:language="eu" fo:country="ES" officeooo:rsid="000a2cb9" officeooo:paragraph-rsid="000a2cb9"/>
    </style:style>
    <style:style style:name="P19" style:family="paragraph" style:parent-style-name="Standard" style:list-style-name="L2">
      <style:text-properties fo:language="eu" fo:country="ES" officeooo:paragraph-rsid="000f77f3"/>
    </style:style>
    <style:style style:name="P20" style:family="paragraph" style:parent-style-name="Standard" style:list-style-name="L1">
      <style:text-properties style:use-window-font-color="true" loext:opacity="0%" fo:language="eu" fo:country="ES" officeooo:rsid="000f77f3" officeooo:paragraph-rsid="000f77f3"/>
    </style:style>
    <style:style style:name="P21" style:family="paragraph" style:parent-style-name="Standard" style:list-style-name="L2">
      <style:text-properties style:use-window-font-color="true" loext:opacity="0%" fo:language="eu" fo:country="ES" officeooo:rsid="0007554c" officeooo:paragraph-rsid="0007554c"/>
    </style:style>
    <style:style style:name="P22" style:family="paragraph" style:parent-style-name="Standard" style:list-style-name="L4">
      <style:text-properties style:use-window-font-color="true" loext:opacity="0%" fo:language="eu" fo:country="ES" officeooo:rsid="0007554c" officeooo:paragraph-rsid="0007554c"/>
    </style:style>
    <style:style style:name="P23" style:family="paragraph" style:parent-style-name="Standard" style:list-style-name="L4">
      <style:text-properties style:use-window-font-color="true" loext:opacity="0%" fo:language="eu" fo:country="ES" officeooo:rsid="0007554c" officeooo:paragraph-rsid="000f77f3"/>
    </style:style>
    <style:style style:name="P24" style:family="paragraph" style:parent-style-name="Standard" style:list-style-name="L4">
      <style:text-properties officeooo:paragraph-rsid="000908d9"/>
    </style:style>
    <style:style style:name="T1" style:family="text">
      <style:text-properties officeooo:rsid="0007554c"/>
    </style:style>
    <style:style style:name="T2" style:family="text">
      <style:text-properties fo:language="eu" fo:country="ES" officeooo:rsid="000908d9"/>
    </style:style>
    <style:style style:name="T3" style:family="text">
      <style:text-properties fo:language="eu" fo:country="ES" officeooo:rsid="0007554c"/>
    </style:style>
    <style:style style:name="T4" style:family="text">
      <style:text-properties officeooo:rsid="000908d9"/>
    </style:style>
    <style:style style:name="T5" style:family="text">
      <style:text-properties officeooo:rsid="000b7103"/>
    </style:style>
    <style:style style:name="T6" style:family="text">
      <style:text-properties officeooo:rsid="000f77f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gar CRM</text:p>
      <text:p text:style-name="P1"/>
      <text:p text:style-name="P2">–<text:span text:style-name="T1">E</text:span>zaugarri nagusiak</text:p>
      <text:list text:style-name="L1">
        <text:list-item>
          <text:p text:style-name="P6">Bezeroaren operazioen historial zehatza eta ikuspegi oso bat lort<text:span text:style-name="T6">zeko aukera eskeintzen du</text:span>, etorkizuna aurreikusteko ahalmena lortzen duzularik.</text:p>
        </text:list-item>
        <text:list-item>
          <text:p text:style-name="P20">Aurreko operazioetako atera daitekeen informazioa kontutan hartuz erabaki berri eta hobeak hartzeko gaitasuna eskeintzen digu</text:p>
        </text:list-item>
        <text:list-item>
          <text:p text:style-name="P10">Salmenta gestorea integratua</text:p>
        </text:list-item>
        <text:list-item>
          <text:p text:style-name="P10">Korreo elektroniko integratua</text:p>
        </text:list-item>
        <text:list-item>
          <text:p text:style-name="P10">Marketinga automatizatuta</text:p>
        </text:list-item>
        <text:list-item>
          <text:p text:style-name="P10">API integratua</text:p>
        </text:list-item>
        <text:list-item>
          <text:p text:style-name="P10">Salmenta-indar automatizatua</text:p>
        </text:list-item>
      </text:list>
      <text:p text:style-name="P2"/>
      <text:section text:style-name="Sect1" text:name="yui_3_17_2_1_1663242492386_49">
        <text:p text:style-name="P4">–<text:span text:style-name="T1">P</text:span>untu fuerteak eta ahulak</text:p>
        <text:p text:style-name="P3">Puntu fuerteak:</text:p>
        <text:list text:style-name="L2">
          <text:list-item>
            <text:p text:style-name="P7">Negozioko prozesu konplexuak automatizatu <text:span text:style-name="T6">ditzake</text:span></text:p>
          </text:list-item>
          <text:list-item>
            <text:p text:style-name="P13">Funtzio asko ditu</text:p>
          </text:list-item>
          <text:list-item>
            <text:p text:style-name="P13">Bezeroarekiko interakziorako pertsonalizazio maila handia eskeintzen du.</text:p>
          </text:list-item>
          <text:list-item>
            <text:p text:style-name="P21">Bezeroekiko interakzioaren arabera momentuan <text:span text:style-name="T6">informazio baliagarriarekin </text:span>jakinarazpenak jaso<text:span text:style-name="T6">tzeko ahalmena</text:span>.</text:p>
          </text:list-item>
          <text:list-item>
            <text:p text:style-name="P7">Enpresa txiki zein handietara egokituta dago</text:p>
          </text:list-item>
          <text:list-item>
            <text:p text:style-name="P7">Milioika erabiltzailez eta garatzailez osatutako komunitate garrantzitsua du.</text:p>
          </text:list-item>
          <text:list-item>
            <text:p text:style-name="P15"><text:span text:style-name="T5">P</text:span>robarako bertsioa du</text:p>
          </text:list-item>
          <text:list-item>
            <text:p text:style-name="P18">Interfaze intuitiboa du</text:p>
          </text:list-item>
          <text:list-item>
            <text:p text:style-name="P19"><text:span text:style-name="T4">Bere kalitatea goraipatzen duen hainbat sari jaso ditu (</text:span>CRM Emotional Footprint Awards 2021 <text:span text:style-name="T4">adibidez).</text:span></text:p>
          </text:list-item>
          <text:list-item>
            <text:p text:style-name="P11"><text:span text:style-name="T4">M</text:span>ysql-rekin kontsultak egin daitezke</text:p>
          </text:list-item>
        </text:list>
        <text:p text:style-name="P4"/>
        <text:p text:style-name="P3">Puntu ahulak:</text:p>
        <text:list text:style-name="L3">
          <text:list-item>
            <text:p text:style-name="P8"><text:span text:style-name="T5">Iada ez du bere k</text:span>ode irekiko CRM-<text:span text:style-name="T5">a garatzen</text:span></text:p>
          </text:list-item>
          <text:list-item>
            <text:p text:style-name="P16">Informeen exekuzioan badu zer hobeturik</text:p>
          </text:list-item>
          <text:list-item>
            <text:p text:style-name="P14">Bezeroarekiko atentzio geldoa</text:p>
          </text:list-item>
          <text:list-item>
            <text:p text:style-name="P14">Erabiltzailearen interfaze geldoa</text:p>
          </text:list-item>
          <text:list-item>
            <text:p text:style-name="P12">Enpresan tresna hau inplementatzeko orduan oso konplexua da</text:p>
          </text:list-item>
        </text:list>
        <text:p text:style-name="P4"/>
      </text:section>
      <text:p text:style-name="P4">–Sektore edo enpresa tamainu konkretu baterako pentsatutakoa den aztertu</text:p>
      <text:p text:style-name="P5">Ez da sektore edo enpresa espezifiko baterako.</text:p>
      <text:p text:style-name="P4"/>
      <text:p text:style-name="P4">–<text:span text:style-name="T1">D</text:span>aukan lizentzia mota eta kostua</text:p>
      <text:p text:style-name="P3"><text:tab/><text:span text:style-name="T4">Hainat</text:span> tarifa ezberdin ditu (denak kobratzen dira urteko):</text:p>
      <text:list text:style-name="L4">
        <text:list-item>
          <text:p text:style-name="P22">Market (1000€/hil): <text:span text:style-name="T6">Aukera gehien eskaintzen dituen tarifa da, edozin dudari erantzuteko asistentzia tekniko beteena eskeintzen duelarik.</text:span></text:p>
        </text:list-item>
        <text:list-item>
          <text:p text:style-name="P9">Sell:</text:p>
          <text:list>
            <text:list-item>
              <text:p text:style-name="P17">Premier (135€/hil, gutxienez 10 pertsonarentzat): Salmenta taldeentzat hainbat automatizazio herraminta ditu negozio konplexueta<text:span text:style-name="T5">n erabiltzeko</text:span> bideratuta, IA integratuta duelarik.</text:p>
            </text:list-item>
            <text:list-item>
              <text:p text:style-name="P17">Advanced (80€/hil, gutxienez 3 pertsonarentzat): <text:s/>Salmenta taldeentzat automatizazio hobetua du.</text:p>
            </text:list-item>
            <text:list-item>
              <text:p text:style-name="P24"><text:span text:style-name="T2">3-5 pertsonarentzat </text:span><text:span text:style-name="T3">(49€/hil/pertsonako): </text:span><text:span text:style-name="T2">Hazten daueden salmenta taldeentzako automatizazioa, oinarrizko soportearekin eta soluzio aurreratu batera emigatzeko erraztasunarekin.</text:span></text:p>
            </text:list-item>
          </text:list>
        </text:list-item>
        <text:list-item>
          <text:p text:style-name="P9">Serve (80€/hil/pertsonako<text:span text:style-name="T4">, gutxienez 3 pertsonarentzat</text:span>): <text:span text:style-name="T4">Bezeroek behar duten </text:span><text:soft-page-break/><text:span text:style-name="T4">asistentzia eskeintzera bideratuta dago.</text:span></text:p>
        </text:list-item>
        <text:list-item>
          <text:p text:style-name="P23">Enterprise (85€/hil/pertsonako<text:span text:style-name="T4">, gutxienez 3 pertsonarentzat</text:span>): <text:span text:style-name="T6">SQL-n oinarritutako txostenak erabiltzen dituzten enpresa gehienen beharrizanetara moldatzen da bertsio hau, beste bertsioekin alderatuz berau da malguena.</text:span></text:p>
        </text:list-item>
      </text:list>
      <text:p text:style-name="P4"/>
      <text:p text:style-name="P4">–Enpresan ekarriko lituzkeen abantaila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1T13:39:39.323000000</dc:date>
    <meta:editing-duration>PT5H9M7S</meta:editing-duration>
    <meta:editing-cycles>9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9" meta:word-count="303" meta:character-count="2432" meta:non-whitespace-character-count="2195"/>
  </office:meta>
</office:document-meta>
</file>